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db85" officeooo:paragraph-rsid="001fdb85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</style:style>
    <style:style style:name="P4" style:family="paragraph">
      <loext:graphic-properties draw:fill-color="#c5000b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2.819cm" fo:min-width="8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fill-color="#c5000b" draw:textarea-horizontal-align="justify" draw:textarea-vertical-align="middle" draw:auto-grow-height="false" fo:min-height="4.128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1" draw:fill-color="#c5000b" draw:textarea-horizontal-align="justify" draw:textarea-vertical-align="middle" draw:auto-grow-height="false" fo:min-height="4.129cm" fo:min-width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heads_20_1" draw:fill-color="#c5000b" draw:textarea-horizontal-align="justify" draw:textarea-vertical-align="middle" draw:auto-grow-height="false" fo:min-height="2.678cm" fo:min-width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heads_20_1" draw:fill-color="#c5000b" draw:textarea-horizontal-align="justify" draw:textarea-vertical-align="middle" draw:auto-grow-height="false" fo:min-height="3.616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業流程 :</text:p>
      <text:p text:style-name="P1"/>
      <text:p text:style-name="P1"><draw:custom-shape text:anchor-type="paragraph" draw:z-index="0" draw:style-name="gr1" draw:text-style-name="P2" svg:width="8.811cm" svg:height="3.123cm" svg:x="2.688cm" svg:y="0.884cm"><text:p text:style-name="P2">上網查詢傅利葉公式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2" svg:width="8.811cm" svg:height="3.123cm" svg:x="2.662cm" svg:y="6.705cm"><text:p text:style-name="P2">將公式以matlab方式表示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draw:text-style-name="P2" svg:width="8.811cm" svg:height="3.123cm" svg:x="2.582cm" svg:y="12.499cm"><text:p text:style-name="P2">依題目要求，計算出a0,an,b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2" svg:width="8.811cm" svg:height="3.123cm" svg:x="2.602cm" svg:y="22.931cm"><text:p text:style-name="P2">將圖輸出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2" draw:text-style-name="P3" svg:width="0.424cm" svg:height="4.128cm" svg:x="6.789cm" svg:y="3.371cm"><text:p/><draw:enhanced-geometry svg:viewBox="0 0 21600 21600" draw:type="rectangle" draw:enhanced-path="M 0 0 L 21600 0 21600 21600 0 21600 0 0 Z N"/></draw:custom-shape><draw:custom-shape text:anchor-type="paragraph" draw:z-index="5" draw:style-name="gr3" draw:text-style-name="P4" svg:width="0.426cm" svg:height="4.13cm" svg:x="6.842cm" svg:y="9.271cm"><text:p/><draw:enhanced-geometry svg:viewBox="0 0 21600 21600" draw:type="rectangle" draw:enhanced-path="M 0 0 L 21600 0 21600 21600 0 21600 0 0 Z N"/></draw:custom-shape><draw:custom-shape text:anchor-type="paragraph" draw:z-index="8" draw:style-name="gr5" draw:text-style-name="P3" svg:width="0.424cm" svg:height="3.617cm" svg:x="6.874cm" svg:y="20.182cm"><text:p/><draw:enhanced-geometry svg:viewBox="0 0 21600 21600" draw:type="rectangle" draw:enhanced-path="M 0 0 L 21600 0 21600 21600 0 21600 0 0 Z N"/></draw:custom-shape><draw:custom-shape text:anchor-type="paragraph" draw:z-index="6" draw:style-name="gr1" draw:text-style-name="P2" svg:width="8.811cm" svg:height="3.123cm" svg:x="2.681cm" svg:y="17.313cm"><text:p text:style-name="P2">將a0,an,bn帶入公式中求出一階到五階圖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4" draw:text-style-name="P4" svg:width="0.426cm" svg:height="2.678cm" svg:x="6.842cm" svg:y="15.023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2:17:56.571930511</meta:creation-date>
    <dc:date>2016-01-17T14:30:52.797416756</dc:date>
    <meta:editing-duration>PT4M59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1" meta:word-count="5" meta:character-count="6" meta:non-whitespace-character-count="5"/>
  </office:meta>
</office:document-meta>
</file>